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48b3" officeooo:paragraph-rsid="000a48b3"/>
    </style:style>
    <style:style style:name="P2" style:family="paragraph" style:parent-style-name="Standard" style:list-style-name="L1">
      <style:text-properties officeooo:rsid="000a48b3" officeooo:paragraph-rsid="000a48b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 4</text:p>
      <text:p text:style-name="P1"/>
      <text:p text:style-name="P1">This login page can be improved with the following suggestions:</text:p>
      <text:p text:style-name="P1"/>
      <text:list xml:id="list2864789981" text:style-name="L1">
        <text:list-item>
          <text:p text:style-name="P2">writing more fields which the user complete them with details,like: First Name, Second Name, E-mail Address, Password etc..</text:p>
        </text:list-item>
        <text:list-item>
          <text:p text:style-name="P2">avoiding insignificant checkbox and questions, because completing fields required is something necessary.</text:p>
        </text:list-item>
        <text:list-item>
          <text:p text:style-name="P2">simple and obvious interface with the user.</text:p>
        </text:list-item>
        <text:list-item>
          <text:p text:style-name="P2">giving more login options, like: Login with Facebook etc.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00:18:43.558080113</meta:creation-date>
    <dc:date>2019-04-10T00:30:10.891448355</dc:date>
    <meta:editing-duration>PT37S</meta:editing-duration>
    <meta:editing-cycles>1</meta:editing-cycles>
    <meta:document-statistic meta:table-count="0" meta:image-count="0" meta:object-count="0" meta:page-count="1" meta:paragraph-count="6" meta:word-count="62" meta:character-count="406" meta:non-whitespace-character-count="354"/>
    <meta:generator>LibreOffice/6.0.7.3$Linux_X86_64 LibreOffice_project/00m0$Build-3</meta:generator>
  </office:meta>
</office:document-meta>
</file>